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/>
    </style:style>
    <style:style style:name="P2" style:parent-style-name="Textbody" style:family="paragraph">
      <style:paragraph-properties fo:text-align="center"/>
      <style:text-properties style:font-name="Times New Roman"/>
    </style:style>
    <style:style style:name="P3" style:parent-style-name="Textbody" style:family="paragraph">
      <style:text-properties style:font-name="Times New Roman"/>
    </style:style>
    <style:style style:name="P4" style:parent-style-name="Textbody" style:family="paragraph">
      <style:text-properties style:font-name="Times New Roman"/>
    </style:style>
    <style:style style:name="P5" style:parent-style-name="Textbody" style:family="paragraph">
      <style:text-properties style:font-name="Times New Roman"/>
    </style:style>
    <style:style style:name="P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7" style:parent-style-name="Textbody" style:family="paragraph">
      <style:paragraph-properties fo:margin-left="0in">
        <style:tab-stops/>
      </style:paragraph-properties>
    </style:style>
    <style:style style:name="T8" style:parent-style-name="Fonteparág.padrão" style:family="text">
      <style:text-properties style:font-name="Times New Roman"/>
    </style:style>
    <style:style style:name="P9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10" style:parent-style-name="Textbody" style:family="paragraph">
      <style:paragraph-properties fo:margin-left="0in">
        <style:tab-stops/>
      </style:paragraph-properties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 fo:font-weight="bold" style:font-weight-asian="bold" style:font-weight-complex="bold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 fo:font-weight="bold" style:font-weight-asian="bold" style:font-weight-complex="bold"/>
    </style:style>
    <style:style style:name="T17" style:parent-style-name="Fonteparág.padrão" style:family="text">
      <style:text-properties style:font-name="Times New Roman"/>
    </style:style>
    <style:style style:name="P18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19" style:parent-style-name="Textbody" style:family="paragraph">
      <style:paragraph-properties fo:text-align="justify" fo:margin-left="0in">
        <style:tab-stops/>
      </style:paragraph-properties>
    </style:style>
    <style:style style:name="T20" style:parent-style-name="Fonteparág.padrão" style:family="text">
      <style:text-properties style:font-name="Times New Roman" fo:font-style="italic" style:font-style-asian="italic"/>
    </style:style>
    <style:style style:name="T21" style:parent-style-name="Fonteparág.padrão" style:family="text">
      <style:text-properties style:font-name="Times New Roman"/>
    </style:style>
    <style:style style:name="T22" style:parent-style-name="Fonteparág.padrão" style:family="text">
      <style:text-properties style:font-name="Times New Roman" fo:font-style="italic" style:font-style-asian="italic"/>
    </style:style>
    <style:style style:name="T23" style:parent-style-name="Fonteparág.padrão" style:family="text">
      <style:text-properties style:font-name="Times New Roman"/>
    </style:style>
    <style:style style:name="P24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25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2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27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28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29" style:parent-style-name="Textbody" style:family="paragraph">
      <style:paragraph-properties fo:margin-left="0in">
        <style:tab-stops/>
      </style:paragraph-properties>
    </style:style>
    <style:style style:name="T30" style:parent-style-name="Fonteparág.padrão" style:family="text">
      <style:text-properties style:font-name="Times New Roman" style:font-name-asian="Verdana" style:font-name-complex="Verdana"/>
    </style:style>
    <style:style style:name="P3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3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33" style:parent-style-name="Textbody" style:family="paragraph">
      <style:paragraph-properties fo:margin-left="0in">
        <style:tab-stops/>
      </style:paragraph-properties>
    </style:style>
    <style:style style:name="T34" style:parent-style-name="Fonteparág.padrão" style:family="text">
      <style:text-properties style:font-name="Times New Roman" style:font-name-asian="Verdana" style:font-name-complex="Verdana"/>
    </style:style>
    <style:style style:name="P35" style:parent-style-name="Textbody" style:family="paragraph">
      <style:paragraph-properties fo:margin-left="0in">
        <style:tab-stops/>
      </style:paragraph-properties>
    </style:style>
    <style:style style:name="T36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37" style:parent-style-name="Fonteparág.padrão" style:family="text">
      <style:text-properties style:font-name="Times New Roman" style:font-name-asian="Tahoma" style:font-name-complex="Tahoma"/>
    </style:style>
    <style:style style:name="P38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39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2" style:parent-style-name="Textbody" style:family="paragraph">
      <style:paragraph-properties fo:margin-left="0in">
        <style:tab-stops/>
      </style:paragraph-properties>
    </style:style>
    <style:style style:name="T43" style:parent-style-name="Fonteparág.padrão" style:family="text">
      <style:text-properties style:font-name="Times New Roman" style:font-name-asian="Tahoma" style:font-name-complex="Tahoma"/>
    </style:style>
    <style:style style:name="T44" style:parent-style-name="Fonteparág.padrão" style:family="text">
      <style:text-properties style:font-name-asian="Tahoma" style:letter-kerning="false"/>
    </style:style>
    <style:style style:name="T45" style:parent-style-name="Fonteparág.padrão" style:family="text">
      <style:text-properties style:font-name="Times New Roman" style:font-name-asian="Tahoma" style:font-name-complex="Times New Roman" style:letter-kerning="false"/>
    </style:style>
    <style:style style:name="P4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47" style:parent-style-name="Textbody" style:family="paragraph">
      <style:paragraph-properties fo:margin-left="0in">
        <style:tab-stops/>
      </style:paragraph-properties>
    </style:style>
    <style:style style:name="T48" style:parent-style-name="DefaultParagraphFont" style:family="text">
      <style:text-properties style:font-name="Times New Roman" style:font-name-asian="Times New Roman" style:font-name-complex="Tahoma"/>
    </style:style>
    <style:style style:name="T49" style:parent-style-name="DefaultParagraphFont" style:family="text">
      <style:text-properties style:font-name="Times New Roman" style:font-name-asian="Times New Roman" style:font-name-complex="Tahoma" fo:font-weight="bold" style:font-weight-asian="bold" style:font-weight-complex="bold"/>
    </style:style>
    <style:style style:name="T50" style:parent-style-name="DefaultParagraphFont" style:family="text">
      <style:text-properties style:font-name="Times New Roman" style:font-name-asian="Times New Roman" style:font-name-complex="Tahoma" fo:font-weight="bold" style:font-weight-asian="bold" style:font-weight-complex="bold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52" style:parent-style-name="Textbody" style:family="paragraph">
      <style:paragraph-properties fo:margin-left="0in">
        <style:tab-stops/>
      </style:paragraph-properties>
    </style:style>
    <style:style style:name="T53" style:parent-style-name="Fonteparág.padrão" style:family="text">
      <style:text-properties style:font-name="Times New Roman" style:font-name-asian="Tahoma" style:font-name-complex="Tahoma"/>
    </style:style>
    <style:style style:name="T54" style:parent-style-name="Fonteparág.padrão" style:family="text">
      <style:text-properties style:font-name="Times New Roman" style:font-name-asian="Tahoma" style:font-name-complex="Tahoma"/>
    </style:style>
    <style:style style:name="T55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P57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58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9" style:parent-style-name="Textbody" style:family="paragraph">
      <style:paragraph-properties fo:text-align="justify" fo:margin-left="0in">
        <style:tab-stops/>
      </style:paragraph-properties>
    </style:style>
    <style:style style:name="T60" style:parent-style-name="Fonteparág.padrão" style:family="text">
      <style:text-properties style:font-name="Times New Roman" fo:font-style="italic" style:font-style-asian="italic"/>
    </style:style>
    <style:style style:name="T61" style:parent-style-name="Fonteparág.padrão" style:family="text">
      <style:text-properties style:font-name="Times New Roman"/>
    </style:style>
    <style:style style:name="T62" style:parent-style-name="Fonteparág.padrão" style:family="text">
      <style:text-properties style:font-name="Times New Roman" fo:font-style="italic" style:font-style-asian="italic"/>
    </style:style>
    <style:style style:name="T63" style:parent-style-name="Fonteparág.padrão" style:family="text">
      <style:text-properties style:font-name="Times New Roman"/>
    </style:style>
    <style:style style:name="P64" style:parent-style-name="Textbody" style:family="paragraph">
      <style:paragraph-properties fo:text-align="justify" fo:margin-left="0in">
        <style:tab-stops/>
      </style:paragraph-properties>
    </style:style>
    <style:style style:name="T65" style:parent-style-name="Fonteparág.padrão" style:family="text">
      <style:text-properties style:font-name="Times New Roman" fo:font-style="italic" style:font-style-asian="italic"/>
    </style:style>
    <style:style style:name="T66" style:parent-style-name="Fonteparág.padrão" style:family="text">
      <style:text-properties style:font-name="Times New Roman"/>
    </style:style>
    <style:style style:name="T67" style:parent-style-name="Fonteparág.padrão" style:family="text">
      <style:text-properties style:font-name="Times New Roman" fo:font-style="italic" style:font-style-asian="italic"/>
    </style:style>
    <style:style style:name="T68" style:parent-style-name="Fonteparág.padrão" style:family="text">
      <style:text-properties style:font-name="Times New Roman"/>
    </style:style>
    <style:style style:name="P69" style:parent-style-name="Textbody" style:family="paragraph">
      <style:paragraph-properties fo:margin-left="0in">
        <style:tab-stops/>
      </style:paragraph-properties>
    </style:style>
    <style:style style:name="T70" style:parent-style-name="Fonteparág.padrão" style:family="text">
      <style:text-properties style:font-name="Times New Roman"/>
    </style:style>
    <style:style style:name="T71" style:parent-style-name="Fonteparág.padrão" style:family="text">
      <style:text-properties style:font-name="Times New Roman" style:font-name-asian="Times New Roman"/>
    </style:style>
    <style:style style:name="T72" style:parent-style-name="Fonteparág.padrão" style:family="text">
      <style:text-properties style:font-name="Times New Roman" style:font-name-asian="Times New Roman"/>
    </style:style>
    <style:style style:name="P73" style:parent-style-name="Textbody" style:family="paragraph">
      <style:paragraph-properties fo:margin-left="0in">
        <style:tab-stops/>
      </style:paragraph-properties>
    </style:style>
    <style:style style:name="T74" style:parent-style-name="Fonteparág.padrão" style:family="text">
      <style:text-properties style:font-name="Times New Roman"/>
    </style:style>
    <style:style style:name="T75" style:parent-style-name="Fonteparág.padrão" style:family="text">
      <style:text-properties style:font-name="Times New Roman" style:font-name-asian="Times New Roman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7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fo:font-size="10pt" style:font-size-asian="10pt" style:font-size-complex="10pt"/>
    </style:style>
    <style:style style:name="T8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1" style:parent-style-name="Fonteparág.padrão" style:family="text">
      <style:text-properties style:font-name="Times New Roman" fo:font-size="10pt" style:font-size-asian="10pt" style:font-size-complex="10pt"/>
    </style:style>
    <style:style style:name="T82" style:parent-style-name="Fonteparág.padrão" style:family="text">
      <style:text-properties style:font-name="Times New Roman" fo:font-size="10pt" style:font-size-asian="10pt" style:font-size-complex="10pt"/>
    </style:style>
    <style:style style:name="P83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T85" style:parent-style-name="Fonteparág.padrão" style:family="text">
      <style:text-properties style:font-name="Times New Roman" fo:font-size="10pt" style:font-size-asian="10pt" style:font-size-complex="10pt"/>
    </style:style>
    <style:style style:name="P86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87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88" style:parent-style-name="Standard" style:list-style-name="LFO16" style:family="paragraph">
      <style:paragraph-properties style:vertical-align="auto"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89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90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1" style:parent-style-name="Fonteparág.padrão" style:family="text">
      <style:text-properties style:font-name="Times New Roman"/>
    </style:style>
    <style:style style:name="T92" style:parent-style-name="Fonteparág.padrão" style:family="text">
      <style:text-properties style:font-name="Times New Roman" fo:font-size="10pt" style:font-size-asian="10pt" style:font-size-complex="10pt"/>
    </style:style>
    <style:style style:name="T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9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7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8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9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0" style:parent-style-name="Standard" style:list-style-name="LFO17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01" style:parent-style-name="Standard" style:list-style-name="LFO17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03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T104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0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06" style:parent-style-name="Fonteparág.padrão" style:family="text">
      <style:text-properties style:font-name="Times New Roman"/>
    </style:style>
    <style:style style:name="T107" style:parent-style-name="Fonteparág.padrão" style:family="text">
      <style:text-properties style:font-name="Times New Roman" fo:font-size="10pt" style:font-size-asian="10pt" style:font-size-complex="10pt"/>
    </style:style>
    <style:style style:name="P108" style:parent-style-name="Standard" style:family="paragraph">
      <style:text-properties style:font-name="Times New Roman" fo:font-size="10pt" style:font-size-asian="10pt" style:font-size-complex="10pt"/>
    </style:style>
    <style:style style:name="T109" style:parent-style-name="Fonteparág.padrão" style:family="text">
      <style:text-properties style:font-name="Times New Roman"/>
    </style:style>
    <style:style style:name="T110" style:parent-style-name="Fonteparág.padrão" style:family="text">
      <style:text-properties style:font-name="Times New Roman" fo:font-size="10pt" style:font-size-asian="10pt" style:font-size-complex="10pt"/>
    </style:style>
    <style:style style:name="T111" style:parent-style-name="Fonteparág.padrão" style:family="text">
      <style:text-properties style:font-name="Times New Roman" fo:font-size="10pt" style:font-size-asian="10pt" style:font-size-complex="10pt"/>
    </style:style>
    <style:style style:name="P112" style:parent-style-name="Standard" style:family="paragraph">
      <style:text-properties style:font-name="Times New Roman" fo:font-size="10pt" style:font-size-asian="10pt" style:font-size-complex="10pt"/>
    </style:style>
    <style:style style:name="T113" style:parent-style-name="Fonteparág.padrão" style:family="text">
      <style:text-properties style:font-name="Times New Roman"/>
    </style:style>
    <style:style style:name="T114" style:parent-style-name="Fonteparág.padrão" style:family="text">
      <style:text-properties style:font-name="Times New Roman" fo:font-size="10pt" style:font-size-asian="10pt" style:font-size-complex="10pt"/>
    </style:style>
    <style:style style:name="P115" style:parent-style-name="Standard" style:list-style-name="LFO15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16" style:parent-style-name="Textbody" style:list-style-name="LFO15" style:family="paragraph">
      <style:paragraph-properties fo:text-align="justify" style:vertical-align="auto"/>
      <style:text-properties style:font-name="Times New Roman"/>
    </style:style>
    <style:style style:name="P117" style:parent-style-name="Textbody" style:list-style-name="LFO15" style:family="paragraph">
      <style:paragraph-properties fo:text-align="justify" style:vertical-align="auto"/>
    </style:style>
    <style:style style:name="T118" style:parent-style-name="Fonteparág.padrão" style:family="text">
      <style:text-properties style:font-name="Times New Roman" fo:font-style="italic" style:font-style-asian="italic"/>
    </style:style>
    <style:style style:name="T119" style:parent-style-name="Fonteparág.padrão" style:family="text">
      <style:text-properties style:font-name="Times New Roman"/>
    </style:style>
    <style:style style:name="T120" style:parent-style-name="Fonteparág.padrão" style:family="text">
      <style:text-properties style:font-name="Times New Roman" fo:font-style="italic" style:font-style-asian="italic"/>
    </style:style>
    <style:style style:name="T121" style:parent-style-name="Fonteparág.padrão" style:family="text">
      <style:text-properties style:font-name="Times New Roman"/>
    </style:style>
    <style:style style:name="T122" style:parent-style-name="Fonteparág.padrão" style:family="text">
      <style:text-properties style:font-name="Times New Roman" fo:font-size="10pt" style:font-size-asian="10pt" style:font-size-complex="10pt"/>
    </style:style>
    <style:style style:name="T12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T125" style:parent-style-name="Fonteparág.padrão" style:family="text">
      <style:text-properties style:font-name="Times New Roman" fo:font-size="10pt" style:font-size-asian="10pt" style:font-size-complex="10pt"/>
    </style:style>
    <style:style style:name="T126" style:parent-style-name="Fonteparág.padrão" style:family="text">
      <style:text-properties style:font-name="Times New Roman" fo:font-size="10pt" style:font-size-asian="10pt" style:font-size-complex="10pt"/>
    </style:style>
    <style:style style:name="P127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28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29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0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1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2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3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4" style:parent-style-name="Standard" style:family="paragraph">
      <style:text-properties style:font-name="Times New Roman"/>
    </style:style>
    <style:style style:name="P1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5" style:parent-style-name="Standard" style:family="paragraph">
      <style:paragraph-properties fo:text-align="justify"/>
    </style:style>
    <style:style style:name="T516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P517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2"/>
      <text:h text:style-name="Heading1" text:outline-level="1">1- Breve Descrição</text:h>
      <text:p text:style-name="P3">Este caso de uso permite a alteração de informações sobre um bem patrimonial no sistema e deve poder ser<text:s/>acessado também por meio da busca simples. Bens modificados devem ser alterados no banco de dados do sistema e à eles <text:s/>associados os usuários que fizeram a modificação.</text:p>
      <text:h text:style-name="Heading1" text:outline-level="1">2- Breve Descrição dos Atores</text:h>
      <text:h text:style-name="Heading2" text:outline-level="2">Catalogador – Cadastra, Edita e Exclui bens patrimoniais<text:s/>do sistema</text:h>
      <text:h text:style-name="Heading1" text:outline-level="1">3- Pré-condições</text:h>
      <text:p text:style-name="P4">O usuário estar logado no sistema</text:p>
      <text:p text:style-name="P5">O bem que sera editado não pode estar com o status congelado, caso esteja o sistema da um aviso <text:s/>que o Bem esta congelado e o tempo restante para o congelamento expirar.</text:p>
      <text:h text:style-name="Heading1" text:outline-level="1">4- Fluxo Básico de eventos</text:h>
      <text:p text:style-name="P6"/>
      <text:p text:style-name="P7"><text:span text:style-name="T8">1. O caso de uso começa quando o catalogador seleciona a opção “Editar Bem Patrimonial” e o sistema exibe uma tela com os seguintes campos <text:s/>e opções:</text:span></text:p>
      <text:p text:style-name="P9"><text:s text:c="2"/>- campo para inserir “Título Principal do Bem Patrimonial” ou “Número de Registro” para buscar o Bem<text:s/>Patrimonial que se deseja editar.</text:p>
      <text:p text:style-name="P10"><text:span text:style-name="T11">Esse campo deve ser auto completável, ou seja, de acordo com a informação que está sendo inserida pelo usuário ele cria e exibe uma lista, (abaixo do campo onde o nome está sendo inserido) com os possíveis nomes que estão</text:span><text:span text:style-name="T12"><text:s/>sendo pesquisados . A lista apresentada deve estar em ordem alfabética com o número de registro ao lado. Assim, o usuário tem a opção de terminar de escrever o nome desejado ou o selecionar na lista que foi apresentada.<text:s/></text:span><text:span text:style-name="T13">OBS:<text:s/></text:span><text:span text:style-name="T14">apenas bens patrimoniais não r</text:span><text:span text:style-name="T15">evisados devem estar disponíveis para usuários com nível de<text:s/></text:span><text:span text:style-name="T16">catalogador</text:span><text:span text:style-name="T17"><text:s/>editar;</text:span></text:p>
      <text:p text:style-name="P18">- opção “Editar” para confirmar Título ou Número de Registro fornecido;</text:p>
      <text:p text:style-name="P19"><text:span text:style-name="T20">-<text:s/></text:span><text:span text:style-name="T21">opção</text:span><text:span text:style-name="T22"><text:s/></text:span><text:span text:style-name="T23">“Cancelar” para sair da opção de edição de dados;</text:span></text:p>
      <text:p text:style-name="P24">2. O Catalogador digita o título principal do<text:s/>Bem Patrimonial a ser editado ou o escolhe na lista apresentada e seleciona a opção “Editar”. A lista deve exibir o Bem Patrimonial juntamente com o seu Número de Registro.</text:p>
      <text:p text:style-name="P25">3. O sistema dá continuidade ao processo de edição exibindo uma tela contendo os <text:s/>seguintes campos editáveis, com preenchimento não obrigatório, para alteração dos dados:</text:p>
      <text:p text:style-name="P26">Obs. Todos os campos aos quais a lista abaixo refere-se, aparecem preenchidos conforme informações atuais registradas no sistema e devem estar liberados para edição;</text:p>
      <text:p text:style-name="P27">-<text:s/>Informações Gerais do Bem Patrimonial</text:p>
      <text:p text:style-name="P28">- Autoria</text:p>
      <text:p text:style-name="P29"><text:span text:style-name="T30">- Produção</text:span></text:p>
      <text:p text:style-name="P31">- Descrição</text:p>
      <text:p text:style-name="P32">- Audiovisual</text:p>
      <text:p text:style-name="P33"><text:span text:style-name="T34">- Diagnóstico e Intervenção</text:span></text:p>
      <text:p text:style-name="P35"><text:span text:style-name="T36">-</text:span><text:span text:style-name="T37"><text:s/>Condições de disponibilidade, uso e proteção</text:span></text:p>
      <text:p text:style-name="P38">- Histórico da Procedência</text:p>
      <text:p text:style-name="P39">- Assunto e Descritores</text:p>
      <text:p text:style-name="P40">- Fonte de Informação</text:p>
      <text:p text:style-name="P41">- Responsável pela<text:s/>Pesquisa</text:p>
      <text:soft-page-break/>
      <text:p text:style-name="P42"><text:span text:style-name="T43">- Relacionar com Bens Patrimoniais Existentes<text:s/></text:span><text:span text:style-name="T44">-<text:s/></text:span><text:span text:style-name="T45">só deve ser permitido relacionar um bem patrimonial com um outro bem da mesma Instituição, o bem não pode estar com status congelado.</text:span></text:p>
      <text:p text:style-name="P46">- campo “Revisão” do tipo “checkbox”. Esse campo deve ser marcado<text:s/>caso o bem patrimoninal esteja revisado e disponível para visualização.</text:p>
      <text:p text:style-name="P47"><text:span text:style-name="T48">- lista não editável, para simples conferência, de todas revisões feitas nesse bem patrimonial, mostrando revisor e data da revisão.<text:s/></text:span><text:span text:style-name="T49">OBS: esta lista deve possuir um mecanismo que perm</text:span><text:span text:style-name="T50">ita o usuário clicar em alguma revisão para mostrar as anotações e comentários feitos pelo revisor.</text:span></text:p>
      <text:p text:style-name="P51">- campo “Auto Save” do tipo “checkbox”. Esse campo deve ser marcado pelo próprio usuário caso ele queira que as informações digitadas seja salva automaticamente a cada 10 segundos.</text:p>
      <text:p text:style-name="P52"><text:span text:style-name="T53">Estes Campos devem ser do tipo checkbox, de forma que o usuário possa escolher quais informações deseja alterar. Ao selecionar um campo, o sistema deve mostrar todos os campos editáveis relacionados. Pode ser que haja um menu secun</text:span><text:span text:style-name="T54">dário dentro de um campo, devendo funcionar da mesma forma. A descrição dos Campos acima, juntamente com seu conteúdo estão listadas na<text:s/></text:span><text:span text:style-name="T55">Seção I</text:span><text:span text:style-name="T56"><text:s/>deste documento.</text:span></text:p>
      <text:p text:style-name="P57">A opção de Relacionar com Bens Patrimoniais Existentes deve ser do tipo “checkbox” e é tratada<text:s/>no Fluxo alternativo 3.</text:p>
      <text:p text:style-name="P58">- opção “Salvar” para confirmar a operação;</text:p>
      <text:p text:style-name="P59"><text:span text:style-name="T60">-<text:s/></text:span><text:span text:style-name="T61">opção</text:span><text:span text:style-name="T62"><text:s/></text:span><text:span text:style-name="T63">“Cancelar” para sair da opção de edição de dados;</text:span></text:p>
      <text:p text:style-name="P64"><text:span text:style-name="T65">-<text:s/></text:span><text:span text:style-name="T66">opção</text:span><text:span text:style-name="T67"><text:s/></text:span><text:span text:style-name="T68">“Voltar” para voltar a tela anterior de “Editar Bem Patrimonial”;</text:span></text:p>
      <text:p text:style-name="P69"><text:span text:style-name="T70">4. Após alterar todos<text:s/></text:span><text:span text:style-name="T71">os dados desejados, o usuário<text:s/></text:span><text:span text:style-name="T72">confirma a operação, selecionando a opção “Salvar”.</text:span></text:p>
      <text:p text:style-name="P73"><text:span text:style-name="T74">5. O Sistema valida a alteração e exibe mensagem<text:s/></text:span><text:span text:style-name="T75">“Bem Patrimonial modificado com sucesso”, Associando o usuário que fez a modificação;</text:span></text:p>
      <text:p text:style-name="P76">6. O caso de uso termina.</text:p>
      <text:p text:style-name="P77"/>
      <text:h text:style-name="Heading1" text:outline-level="1">5- Fluxos Alternativos</text:h>
      <text:h text:style-name="Heading2" text:outline-level="2">Fluxo Alternativo 1</text:h>
      <text:p text:style-name="Standard"><text:span text:style-name="T78"><text:tab/></text:span><text:span text:style-name="T79">Se no<text:s/></text:span><text:span text:style-name="T80">Fluxo Básico</text:span><text:span text:style-name="T81"><text:s/>a qualquer momento o usuário selecionar a opção “Cancelar”</text:span></text:p>
      <text:p text:style-name="Standard"><text:span text:style-name="T82">O sistema retorna à página inicial e o caso de uso termina.</text:span></text:p>
      <text:p text:style-name="P83"/>
      <text:h text:style-name="Heading2" text:outline-level="2">Fluxo Alternativo 2</text:h>
      <text:p text:style-name="Standard"><text:span text:style-name="T84">Se no passo 4 do Fluxo Básico o catalogador clica em "Salvar” sem que os campos obrigatórios<text:s/></text:span><text:span text:style-name="T85">estejam preenchidos, então:</text:span></text:p>
      <text:p text:style-name="Standard"/>
      <text:p text:style-name="P86"><text:s/>1. <text:s/>O sistema exibe a mensagem:</text:p>
      <text:p text:style-name="P87">a. “O campo &lt;nome do campo&gt; não foi preenchido”;</text:p>
      <text:list text:style-name="LFO15">
        <text:list-item text:start-value="2">
          <text:p text:style-name="P88">O caso de uso retorna ao passo 3 do fluxo básico.</text:p>
        </text:list-item>
      </text:list>
      <text:p text:style-name="P89"/>
      <text:p text:style-name="P90">Fluxo Alternativo 3</text:p>
      <text:p text:style-name="Standard"><text:span text:style-name="T91"><text:tab/></text:span><text:span text:style-name="T92">Caso, no Fluxo Básico, o usuário selecione “<text:s/></text:span><text:span text:style-name="T93">Relacionar com Bem Patrimoni</text:span><text:span text:style-name="T94">al existente”</text:span></text:p>
      <text:p text:style-name="P95">1. o sistema exibe:</text:p>
      <text:p text:style-name="P96"><text:tab/><text:tab/>- campo título: <text:s/>Campo em ordem alfabética, auto-completável, com a lista de possíveis sugestões para o título que está sendo inserido.</text:p>
      <text:p text:style-name="P97"><text:tab/><text:tab/>- opção para relacionar o Bem Patrimonial com outros Bens: Esta opção pode ser<text:s/>selecionada quantas vezes for necessária, e, a cada vez, adicionando um novo campo título.</text:p>
      <text:p text:style-name="P98"><text:tab/><text:tab/>- opção para remover um Bem Patrimonial Relacionado: Essa opção deve aparecer somente se houver itens relacionados. A seleção dessa opção deve mostrar uma lista dos<text:s/>bens patrimoniais relacionados e deve permitir a seleção de mais de um item.</text:p>
      <text:p text:style-name="P99"><text:tab/><text:tab/>-Os bens que serão relacionados devem estar na mesma instituição.</text:p>
      <text:list text:style-name="LFO17" text:continue-numbering="true">
        <text:list-item>
          <text:list>
            <text:list-item>
              <text:list>
                <text:list-item>
                  <text:p text:style-name="P100">opção “Salvar” para salvar as alterações realizadas.</text:p>
                </text:list-item>
                <text:list-item>
                  <text:p text:style-name="P101">Opção “Cancelar” para cancelar.</text:p>
                </text:list-item>
              </text:list>
            </text:list-item>
          </text:list>
        </text:list-item>
      </text:list>
      <text:p text:style-name="Standard"><text:span text:style-name="T102">2.O</text:span><text:span text:style-name="T103"><text:s/>usuário confirma a op</text:span><text:span text:style-name="T104">eração, selecionando a opção “Salvar”.</text:span></text:p>
      <text:p text:style-name="P105">3.O sistema retorna ao passo 5 do Fluxo Básico</text:p>
      <text:soft-page-break/>
      <text:h text:style-name="Heading1" text:outline-level="1">Fluxo Alternativo 4</text:h>
      <text:p text:style-name="Standard"><text:span text:style-name="T106"><text:tab/></text:span><text:span text:style-name="T107">Se no passo 1 do Fluxo Alternativo 3 o Usuário clica em cancelar:</text:span></text:p>
      <text:p text:style-name="P108"><text:tab/>1. O Sistema retorna ao passo 4 do Fluxo Básico</text:p>
      <text:h text:style-name="Heading1" text:outline-level="1">Fluxo Alternativo 5</text:h>
      <text:p text:style-name="Standard"><text:span text:style-name="T109"><text:tab/></text:span><text:span text:style-name="T110">Se no passo 5</text:span><text:span text:style-name="T111"><text:s/>do Fluxo Básico, a Instituição a qual o Bem Patrimonial pertence tem a opção “Revisão” marcada:</text:span></text:p>
      <text:p text:style-name="P112"><text:tab/>1. O Campo “Revisado” é desmarcado.</text:p>
      <text:h text:style-name="Heading1" text:outline-level="1">Fluxo Alternativo 6</text:h>
      <text:p text:style-name="Standard"><text:span text:style-name="T113"><text:tab/></text:span><text:span text:style-name="T114">Se no passo 2 do Fluxo Básico, o bem patrimonial digitado pelo usuário não for encontado:</text:span></text:p>
      <text:list text:style-name="LFO15" text:continue-numbering="true">
        <text:list-item>
          <text:list>
            <text:list-item>
              <text:p text:style-name="P115">O Sistema exibe mensagem “Bem Patrimonial não encontrado”.</text:p>
            </text:list-item>
          </text:list>
        </text:list-item>
        <text:list-item>
          <text:p text:style-name="P116">- opção “Editar” para confirmar Título ou Número de Registro fornecido;</text:p>
        </text:list-item>
        <text:list-item>
          <text:p text:style-name="P117"><text:span text:style-name="T118">-<text:s/></text:span><text:span text:style-name="T119">opção</text:span><text:span text:style-name="T120"><text:s/></text:span><text:span text:style-name="T121">“Cancelar” para sair da opção de edição de dados;</text:span></text:p>
        </text:list-item>
      </text:list>
      <text:h text:style-name="Heading1" text:outline-level="1">Fluxo Alternativo 7</text:h>
      <text:p text:style-name="Standard"><text:span text:style-name="T122">Se no<text:s/></text:span><text:span text:style-name="T123">Fluxo Básico 3</text:span><text:span text:style-name="T124"><text:s/>a qualquer momento o usuário<text:s/></text:span><text:span text:style-name="T125">selecionar a opção “Voltar”</text:span></text:p>
      <text:p text:style-name="Standard"><text:span text:style-name="T126">O sistema retorna à página inicial anterior de Edição de Bem Patrimonial.</text:span></text:p>
      <text:p text:style-name="Standard"/>
      <text:h text:style-name="Heading1" text:outline-level="1">6- Pós-condições</text:h>
      <text:list text:style-name="LFO18" text:continue-numbering="true">
        <text:list-item>
          <text:list>
            <text:list-item>
              <text:p text:style-name="P127">Fluxo Básico: Um Bem Patrimonial é alterado no banco de dados do sistema.</text:p>
            </text:list-item>
            <text:list-item>
              <text:p text:style-name="P128">Fluxo Alternativo 1: Não há mudanças no banco de dados do sistema.</text:p>
            </text:list-item>
            <text:list-item>
              <text:p text:style-name="P129">Fluxo Alternativo 2: A alteração do bem patrimonial está pendente.</text:p>
            </text:list-item>
            <text:list-item>
              <text:p text:style-name="P130">Fluxo Alternativo 3: Um Bem Patrimonial é alterado no banco de dados do sistema.</text:p>
            </text:list-item>
            <text:list-item>
              <text:p text:style-name="P131">Fluxo Alternativo 4: Não há mudanças no banco de dados do sistema.</text:p>
            </text:list-item>
            <text:list-item>
              <text:p text:style-name="P132">Fluxo Alternativo 5: Não há mudanças<text:s/>no banco de dados do sistema.</text:p>
            </text:list-item>
            <text:list-item>
              <text:p text:style-name="P133">Fluxo Alternativo 6: Não há mudanças no banco de dados do sistema.</text:p>
            </text:list-item>
          </text:list>
        </text:list-item>
      </text:list>
      <text:h text:style-name="Heading1" text:outline-level="1">7- Seção I</text:h>
      <text:p text:style-name="P134"/>
      <text:p text:style-name="P135">Esta seção contém atributos componentes do Padrão de Descrição da Informação referente à estrutura da base de dados do Sistema Memória Virtual.</text:p>
      <text:p text:style-name="P136"/>
      <text:p text:style-name="P137">1. Informações Gerais do Bem Patrimonial</text:p>
      <text:p text:style-name="P138"/>
      <text:p text:style-name="P139">1.1<text:tab/>Disponibilização para acesso externo</text:p>
      <text:p text:style-name="P140"><text:tab/><text:tab/>Tipo checkbox – Sim – Não</text:p>
      <text:p text:style-name="P141"/>
      <text:p text:style-name="P142">1.2<text:tab/>Natureza do Bem Patrimonial</text:p>
      <text:p text:style-name="P143">Tipo checkbox – Imaterial – Material</text:p>
      <text:p text:style-name="P144"/>
      <text:p text:style-name="P145"><text:tab/><text:tab/>1.2.1 Natureza do Bem Imaterial</text:p>
      <text:p text:style-name="P146"/>
      <text:p text:style-name="P147"><text:tab/><text:tab/><text:s/>Celebrações, Práticas Sociais, Rituais e Atos Festivos</text:p>
      <text:p text:style-name="P148"><text:tab/><text:tab/>Conhecimentos e Práticas Relacionados ao Trabalho e à Natureza</text:p>
      <text:p text:style-name="P149"><text:tab/><text:tab/><text:s/>Técnicas Artesanais Tradicionais</text:p>
      <text:p text:style-name="P150"><text:tab/><text:tab/><text:s/>Tradições e Expressões orais</text:p>
      <text:p text:style-name="P151"><text:tab/></text:p>
      <text:p text:style-name="P152"><text:tab/>1.2.2 Natureza do Bem Material</text:p>
      <text:p text:style-name="P153"/>
      <text:p text:style-name="P154"><text:tab/>Arqueologico</text:p>
      <text:p text:style-name="P155"><text:tab/>Arquivístico</text:p>
      <text:p text:style-name="P156"><text:tab/>Audiovisual</text:p>
      <text:p text:style-name="P157"><text:tab/>Bibliográfico</text:p>
      <text:p text:style-name="P158"><text:tab/>Edificado</text:p>
      <text:p text:style-name="P159"><text:tab/>Móvel E Integrado</text:p>
      <text:p text:style-name="P160"><text:tab/>Paisagístico</text:p>
      <text:p text:style-name="P161"/>
      <text:p text:style-name="P162">1.3<text:tab/>Tipo do Bem Patrimonial</text:p>
      <text:p text:style-name="P163">Constituído por lista em ordem alfabética, com as opções listadas na Natureza do Bem Patrimonial.</text:p>
      <text:p text:style-name="P164"/>
      <text:p text:style-name="P165">1.4<text:tab/>Número de Registro</text:p>
      <text:p text:style-name="P166">O usuário entra com um número de registro para o Bem Patrimonial. O<text:s/>sistema deve verificar se esse número é único dentro da Instituição. Esse campo deve aceitar uma combinação de letras e números.</text:p>
      <text:p text:style-name="P167"/>
      <text:p text:style-name="P168">1.5<text:tab/>Título</text:p>
      <text:p text:style-name="P169">- Campo Editável para o título (A lista de títulos deve possuir, obrigatoriamente, ao menos um título principal)</text:p>
      <text:p text:style-name="P170">-<text:s/>Campo Título Principal (tipo texto)</text:p>
      <text:p text:style-name="P171">- Campo Títulos Adicionais:</text:p>
      <text:p text:style-name="P172">Opção para adicionar novo título:</text:p>
      <text:p text:style-name="P173"><text:tab/>Ao selecionar essa opção, o sistema deve repetir os mesmos campos ,<text:s/><text:tab/>para que seja cadastrado um novo título, pois pode ser mais de um.</text:p>
      <text:p text:style-name="P174"><text:tab/></text:p>
      <text:p text:style-name="P175">Lista - <text:s/>Tipo do título, <text:s/>em ordem alfabética <text:s/>com as seguintes opções:</text:p>
      <text:p text:style-name="P176">Principal</text:p>
      <text:p text:style-name="P177"><text:tab/><text:tab/><text:tab/>Equivalente</text:p>
      <text:p text:style-name="P178"><text:tab/><text:tab/><text:tab/>Atribuído</text:p>
      <text:p text:style-name="P179"><text:tab/><text:tab/><text:tab/>Sub-titulo</text:p>
      <text:p text:style-name="P180"><text:tab/><text:tab/><text:tab/>Titulo anterior</text:p>
      <text:p text:style-name="P181"><text:tab/><text:tab/><text:tab/>Titulo posterior</text:p>
      <text:p text:style-name="P182"><text:tab/><text:tab/><text:tab/>Titulo do suplemento</text:p>
      <text:p text:style-name="P183"><text:tab/><text:tab/><text:tab/>Titulo correlato</text:p>
      <text:p text:style-name="P184"/>
      <text:p text:style-name="P185">Campo Nome do Título (tipo texto, adicionado se a opção de adicionar novo título for selecionada)</text:p>
      <text:p text:style-name="P186"/>
      <text:p text:style-name="P187"><text:tab/><text:tab/></text:p>
      <text:p text:style-name="P188"><text:tab/>-Opção “Complemento”: Campo Editável do tipo CLOB;</text:p>
      <text:p text:style-name="P189"/>
      <text:p text:style-name="P190">1.6<text:tab/>Coleção, Fundo, Conjunto, Família/Espécie</text:p>
      <text:p text:style-name="P191">-Campo para o nome da coleção à que pertence o item, conforme organização da instituição.</text:p>
      <text:p text:style-name="P192"/>
      <text:p text:style-name="P193">1.7<text:tab/>Localização Física Específica</text:p>
      <text:p text:style-name="P194">-Campo Editável para localização física do bem patrimonial no acervo</text:p>
      <text:p text:style-name="P195"/>
      <text:p text:style-name="P196">1.8 <text:s/>Coordenadas Geográficas</text:p>
      <text:p text:style-name="P197">-Latitude</text:p>
      <text:p text:style-name="P198">No Formato XXº XX' XX”</text:p>
      <text:p text:style-name="P199">-Longitude</text:p>
      <text:p text:style-name="P200">No Formato XXº XX' XX”</text:p>
      <text:p text:style-name="P201"/>
      <text:p text:style-name="P202">2. Autoria</text:p>
      <text:p text:style-name="P203"/>
      <text:p text:style-name="P204"><text:tab/>Campo em ordem alfabética, auto-completável, com a lista de autores já<text:s/>cadastrados conforme caso de uso de Cadastro de Autoria e opção para cadastrar novo autor. Ao selecionar cadastrar novo autor, o usuário deve ser levado para o cadastro de autoria, porém, sem perder o cadastro do bem patrimonial.</text:p>
      <text:p text:style-name="P205"/>
      <text:p text:style-name="P206">-Tipo de Autoria</text:p>
      <text:p text:style-name="P207">Campo em<text:s/>ordem alfabética, com a lista a seguir:</text:p>
      <text:p text:style-name="P208"><text:tab/><text:tab/>(pode-se escolher uma ou mais opções)</text:p>
      <text:p text:style-name="P209"><text:tab/><text:tab/>Agência</text:p>
      <text:p text:style-name="P210"><text:tab/><text:tab/>Autor</text:p>
      <text:p text:style-name="P211"><text:tab/><text:tab/>Autor Institucional</text:p>
      <text:p text:style-name="P212"><text:tab/><text:tab/>Co-autor</text:p>
      <text:p text:style-name="P213"><text:tab/><text:tab/>Compilador</text:p>
      <text:p text:style-name="P214"><text:tab/><text:tab/>Coordenador</text:p>
      <text:p text:style-name="P215"><text:tab/><text:tab/>Diretor</text:p>
      <text:p text:style-name="P216"><text:tab/><text:tab/>Editor</text:p>
      <text:p text:style-name="P217"><text:tab/><text:tab/>Entidade produtora</text:p>
      <text:p text:style-name="P218"><text:tab/><text:tab/>Entrevistador</text:p>
      <text:p text:style-name="P219"><text:tab/><text:tab/>Estudio</text:p>
      <text:p text:style-name="P220"><text:tab/><text:tab/>Fabricante</text:p>
      <text:p text:style-name="P221"><text:tab/><text:tab/>Figurinista</text:p>
      <text:p text:style-name="P222"><text:tab/><text:tab/>Fotografo</text:p>
      <text:soft-page-break/>
      <text:p text:style-name="P223"><text:tab/><text:tab/>Ilustrador</text:p>
      <text:p text:style-name="P224"><text:tab/><text:tab/>Palestrante</text:p>
      <text:p text:style-name="P225"><text:tab/><text:tab/>Prefaciador</text:p>
      <text:p text:style-name="P226"><text:tab/><text:tab/>Organizador</text:p>
      <text:p text:style-name="P227"><text:tab/><text:tab/>Tradutor</text:p>
      <text:p text:style-name="P228"/>
      <text:p text:style-name="P229"/>
      <text:p text:style-name="P230">4. Produção</text:p>
      <text:p text:style-name="P231"/>
      <text:p text:style-name="P232"><text:tab/>Os itens abaixo devem ser do tipo campo editável, abrindo opção para escrita somente se selecionado.</text:p>
      <text:p text:style-name="P233"/>
      <text:p text:style-name="P234">Local<text:s/><text:tab/></text:p>
      <text:p text:style-name="P235">Ano</text:p>
      <text:p text:style-name="P236">Edição e/ou Reimpressão</text:p>
      <text:p text:style-name="P237">Outras Responsabilidades<text:s/>Campo do tipo CLOB</text:p>
      <text:p text:style-name="P238"/>
      <text:p text:style-name="P239">Descrição</text:p>
      <text:p text:style-name="P240"/>
      <text:p text:style-name="P241"><text:tab/>4.1<text:tab/>Características Físicas e Técnicas Executivas- Campo Editável do tipo CLOB</text:p>
      <text:p text:style-name="P242"><text:tab/><text:tab/>Dimensões e quantificações - Campo Editável do tipo CLOB</text:p>
      <text:p text:style-name="P243"/>
      <text:p text:style-name="P244"><text:tab/><text:tab/></text:p>
      <text:p text:style-name="P245"><text:tab/><text:tab/>4.1.1 Bens Arquitetonicos</text:p>
      <text:p text:style-name="P246"><text:tab/><text:tab/></text:p>
      <text:p text:style-name="P247"><text:tab/><text:tab/>Condição Topográfica</text:p>
      <text:p text:style-name="P248"><text:tab/><text:tab/><text:tab/>Lista em ordem alfabética<text:s/>com as opções abaixo</text:p>
      <text:p text:style-name="P249"><text:tab/><text:tab/><text:tab/>Acidentada Suave</text:p>
      <text:p text:style-name="P250"><text:tab/><text:tab/><text:tab/>Acidentada Médio</text:p>
      <text:p text:style-name="P251"><text:tab/><text:tab/><text:tab/>Acidentada Abrubta</text:p>
      <text:p text:style-name="P252"><text:tab/><text:tab/><text:tab/>Plano</text:p>
      <text:p text:style-name="P253"><text:tab/><text:tab/></text:p>
      <text:p text:style-name="P254"><text:tab/><text:tab/>Uso</text:p>
      <text:p text:style-name="P255"><text:tab/><text:tab/><text:tab/>Lista em ordem alfabética com as opções abaixo, e com campo editável para especificar, caso a opção seja ''Outras''.</text:p>
      <text:p text:style-name="P256"><text:tab/><text:tab/><text:tab/>Ferroviário</text:p>
      <text:p text:style-name="P257"><text:tab/><text:tab/><text:tab/>Habitacional</text:p>
      <text:p text:style-name="P258"><text:tab/><text:tab/><text:tab/>Produção</text:p>
      <text:p text:style-name="P259"><text:tab/><text:tab/><text:tab/>Religiosa</text:p>
      <text:p text:style-name="P260"><text:tab/><text:tab/><text:tab/>Outras</text:p>
      <text:p text:style-name="P261"/>
      <text:p text:style-name="P262"><text:tab/><text:tab/>Pavimentos</text:p>
      <text:p text:style-name="P263"><text:tab/><text:tab/><text:tab/>Nº de ambientes</text:p>
      <text:p text:style-name="P264"><text:tab/><text:tab/><text:tab/><text:tab/>Campo editável (O sistema deve aceitar apenas números)</text:p>
      <text:p text:style-name="P265"/>
      <text:p text:style-name="P266"><text:tab/><text:tab/><text:tab/>Nº de pavimentos</text:p>
      <text:p text:style-name="P267"><text:tab/><text:tab/><text:tab/><text:tab/>Campo editável (O sistema deve aceitar apenas números)</text:p>
      <text:p text:style-name="P268"/>
      <text:p text:style-name="P269"><text:tab/><text:tab/><text:tab/>Alcova</text:p>
      <text:p text:style-name="P270"><text:tab/><text:tab/><text:tab/><text:tab/>Tipo Checkbox<text:tab/>Sim - <text:s/>Não</text:p>
      <text:p text:style-name="P271"/>
      <text:p text:style-name="P272"><text:tab/><text:tab/><text:tab/>Porão</text:p>
      <text:p text:style-name="P273"><text:tab/><text:tab/><text:tab/><text:tab/>Tipo Checkbox<text:tab/>Sim - <text:s/>Não</text:p>
      <text:p text:style-name="P274"/>
      <text:p text:style-name="P275"><text:tab/><text:tab/><text:tab/>Sótão</text:p>
      <text:p text:style-name="P276"><text:tab/><text:tab/><text:tab/><text:tab/>Tipo Checkbox<text:tab/>Sim - <text:s/>Não</text:p>
      <text:p text:style-name="P277"/>
      <text:p text:style-name="P278"><text:tab/><text:tab/><text:tab/>Outros</text:p>
      <text:p text:style-name="P279"><text:tab/><text:tab/><text:tab/><text:tab/>Campo editável</text:p>
      <text:p text:style-name="P280"><text:tab/><text:tab/><text:tab/></text:p>
      <text:p text:style-name="P281"><text:tab/>4.1.2<text:s/><text:tab/>Bens Naturais</text:p>
      <text:p text:style-name="P282"/>
      <text:p text:style-name="P283"><text:tab/><text:tab/>Relevo</text:p>
      <text:p text:style-name="P284"><text:tab/><text:tab/>Lista em ordem alfabética com as opções abaixo</text:p>
      <text:soft-page-break/>
      <text:p text:style-name="P285"><text:tab/><text:tab/><text:tab/>Acidentada Suave</text:p>
      <text:p text:style-name="P286"><text:tab/><text:tab/><text:tab/>Acidentada Médio</text:p>
      <text:p text:style-name="P287"><text:tab/><text:tab/><text:tab/>Acidentada Abrubta</text:p>
      <text:p text:style-name="P288"><text:tab/><text:tab/><text:tab/>Plano</text:p>
      <text:p text:style-name="P289"/>
      <text:p text:style-name="P290"><text:tab/><text:tab/>Características do Meio Antrópico</text:p>
      <text:p text:style-name="P291"><text:tab/><text:tab/><text:tab/><text:s/>Campo Editável do tipo CLOB</text:p>
      <text:p text:style-name="P292"><text:tab/><text:tab/>Características Ambientais</text:p>
      <text:p text:style-name="P293"><text:tab/><text:tab/><text:tab/>Campo Editável do tipo CLOB</text:p>
      <text:p text:style-name="P294"/>
      <text:p text:style-name="P295"><text:tab/>4.1.3<text:tab/>Bens Arqueológicos</text:p>
      <text:p text:style-name="P296"/>
      <text:p text:style-name="P297"><text:tab/><text:tab/>Condição Topográfica</text:p>
      <text:p text:style-name="P298"><text:tab/><text:tab/>Lista em ordem alfabética com as opções abaixo</text:p>
      <text:p text:style-name="P299"><text:tab/><text:tab/><text:tab/>Acidentada Suave</text:p>
      <text:p text:style-name="P300"><text:tab/><text:tab/><text:tab/>Acidentada Médio</text:p>
      <text:p text:style-name="P301"><text:tab/><text:tab/><text:tab/>Acidentada Abrubta</text:p>
      <text:p text:style-name="P302"><text:tab/><text:tab/><text:tab/>Plano</text:p>
      <text:p text:style-name="P303"/>
      <text:p text:style-name="P304"><text:tab/><text:tab/>Sítio da Paisagem</text:p>
      <text:p text:style-name="P305"><text:tab/><text:tab/><text:tab/>Campo editável</text:p>
      <text:p text:style-name="P306"/>
      <text:p text:style-name="P307"><text:tab/><text:tab/>Água Próxima</text:p>
      <text:p text:style-name="P308"><text:tab/><text:tab/><text:tab/>Campo editável</text:p>
      <text:p text:style-name="P309"/>
      <text:p text:style-name="P310"><text:tab/><text:tab/>Possui Vegetaçao</text:p>
      <text:p text:style-name="P311"><text:tab/><text:tab/><text:tab/>Campo editável</text:p>
      <text:p text:style-name="P312"/>
      <text:p text:style-name="P313"><text:tab/><text:tab/>Exposição</text:p>
      <text:p text:style-name="P314"><text:tab/><text:tab/>Lista em ordem alfabética com as opções abaixo</text:p>
      <text:p text:style-name="P315"><text:tab/><text:tab/><text:tab/>Céu Aberto</text:p>
      <text:p text:style-name="P316"><text:tab/><text:tab/><text:tab/>Abrigada</text:p>
      <text:p text:style-name="P317"><text:tab/><text:tab/><text:tab/>Submersa</text:p>
      <text:p text:style-name="P318"><text:tab/><text:tab/><text:tab/>Soterrada</text:p>
      <text:p text:style-name="P319"/>
      <text:p text:style-name="P320"><text:tab/><text:tab/>Uso Atual</text:p>
      <text:p text:style-name="P321"><text:tab/><text:tab/><text:tab/>Campo editável</text:p>
      <text:p text:style-name="P322"/>
      <text:p text:style-name="P323"><text:tab/><text:tab/>Outros</text:p>
      <text:p text:style-name="P324"><text:tab/><text:tab/><text:tab/>Campo Editável do tipo CLOB</text:p>
      <text:p text:style-name="P325"/>
      <text:p text:style-name="P326"/>
      <text:p text:style-name="P327"><text:tab/><text:tab/>Notas</text:p>
      <text:p text:style-name="P328"><text:tab/><text:tab/><text:tab/>Campo editável</text:p>
      <text:p text:style-name="P329"/>
      <text:p text:style-name="P330"><text:s text:c="4"/></text:p>
      <text:p text:style-name="P331"><text:s text:c="5"/>4.2 <text:s text:c="2"/>Dimensões e Quantificações</text:p>
      <text:p text:style-name="P332"><text:tab/>Campo editável</text:p>
      <text:p text:style-name="P333"/>
      <text:p text:style-name="P334"><text:s/>4.2.1 Medidas Gerais do Bem Arquitetônico</text:p>
      <text:p text:style-name="P335"><text:s/><text:tab/>Tipo campo editável, abrindo opção para<text:s/>escrita somente se selecionado.</text:p>
      <text:p text:style-name="P336"><text:tab/><text:tab/></text:p>
      <text:p text:style-name="P337"><text:tab/><text:tab/>Área Total</text:p>
      <text:p text:style-name="P338"><text:tab/><text:tab/>Altura fachada frontal</text:p>
      <text:p text:style-name="P339"><text:tab/><text:tab/>Altura fachada posterior</text:p>
      <text:p text:style-name="P340"><text:tab/><text:tab/>Largura</text:p>
      <text:p text:style-name="P341"><text:tab/><text:tab/>Profundidade</text:p>
      <text:p text:style-name="P342"><text:tab/><text:tab/>Altura da Cumeeira</text:p>
      <text:p text:style-name="P343"><text:tab/><text:tab/>Altura Total</text:p>
      <text:p text:style-name="P344"><text:tab/><text:tab/>Pé direito térreo</text:p>
      <text:p text:style-name="P345"><text:tab/><text:tab/>Pé direito tipo</text:p>
      <text:p text:style-name="P346"/>
      <text:p text:style-name="P347"><text:tab/><text:s/>4.2.2 Medidas Gerais do Bem Arqueológico</text:p>
      <text:soft-page-break/>
      <text:p text:style-name="P348"><text:tab/><text:tab/>Tipo campo<text:s/>editável, abrindo opção para escrita somente se selecionado.</text:p>
      <text:p text:style-name="P349"><text:tab/><text:tab/></text:p>
      <text:p text:style-name="P350"><text:tab/><text:tab/>Área Total</text:p>
      <text:p text:style-name="P351"><text:tab/><text:tab/>Comprimento</text:p>
      <text:p text:style-name="P352"><text:tab/><text:tab/>Altura</text:p>
      <text:p text:style-name="P353"><text:tab/><text:tab/>Largura</text:p>
      <text:p text:style-name="P354"><text:tab/><text:tab/>Profundidade</text:p>
      <text:p text:style-name="P355"/>
      <text:p text:style-name="P356"><text:s text:c="4"/><text:tab/><text:s text:c="2"/>4.3 <text:s/>Conteúdo</text:p>
      <text:p text:style-name="P357"><text:tab/><text:tab/>Campo Editável do tipo CLOB</text:p>
      <text:p text:style-name="P358"/>
      <text:p text:style-name="P359"/>
      <text:p text:style-name="P360"><text:s text:c="6"/><text:tab/><text:s text:c="2"/>4.4 Meio de Acesso</text:p>
      <text:p text:style-name="P361"><text:tab/><text:tab/>Campo Editável do tipo CLOB</text:p>
      <text:p text:style-name="P362"><text:tab/>4.6 Notas</text:p>
      <text:p text:style-name="P363">Campo Editável do tipo CLOB</text:p>
      <text:p text:style-name="P364"/>
      <text:p text:style-name="P365"/>
      <text:p text:style-name="P366"><text:s/><text:tab/>5. AudioVisual</text:p>
      <text:p text:style-name="P367"/>
      <text:p text:style-name="P368"><text:tab/>Campo para buscar uma imagem ou um vídeo para fazer upload</text:p>
      <text:p text:style-name="P369"><text:tab/>Deve ter opção ''Adicionar nova imagem/vídeo'', no caso em que se queira adicionar mais de uma<text:s/><text:tab/>imagem.</text:p>
      <text:p text:style-name="P370"/>
      <text:p text:style-name="P371"/>
      <text:p text:style-name="P372">Título</text:p>
      <text:p text:style-name="P373"><text:tab/><text:tab/>Campo editável</text:p>
      <text:p text:style-name="P374"/>
      <text:p text:style-name="P375"/>
      <text:p text:style-name="P376">Descrição</text:p>
      <text:p text:style-name="P377"><text:tab/><text:tab/>Campo<text:s/>editável <text:s text:c="2"/></text:p>
      <text:p text:style-name="P378"/>
      <text:p text:style-name="P379"/>
      <text:p text:style-name="P380">6. Diagnóstico e Intervenção</text:p>
      <text:p text:style-name="P381"/>
      <text:p text:style-name="P382"><text:tab/><text:tab/>6.1 Estado de Conservação e Preservação</text:p>
      <text:p text:style-name="P383"><text:tab/><text:tab/><text:tab/><text:tab/>Campo Editável</text:p>
      <text:p text:style-name="P384"><text:tab/><text:tab/></text:p>
      <text:p text:style-name="P385"><text:tab/><text:tab/><text:tab/>Estado de Preservação</text:p>
      <text:p text:style-name="P386"><text:tab/><text:tab/><text:tab/><text:tab/>Lista em ordem alfabética com as opções abaixo</text:p>
      <text:p text:style-name="P387"><text:tab/><text:tab/><text:tab/><text:tab/>íntegro</text:p>
      <text:p text:style-name="P388"><text:tab/><text:tab/><text:tab/><text:tab/>pouco alterado</text:p>
      <text:p text:style-name="P389"><text:tab/><text:tab/><text:tab/><text:tab/>muito alterado</text:p>
      <text:p text:style-name="P390"><text:tab/><text:tab/><text:tab/><text:tab/>descaracterizado</text:p>
      <text:p text:style-name="P391"/>
      <text:p text:style-name="P392"><text:tab/><text:tab/><text:tab/>Estado de Conservação</text:p>
      <text:p text:style-name="P393"><text:tab/><text:tab/><text:tab/><text:tab/>Lista em ordem alfabética com as opções abaixo</text:p>
      <text:p text:style-name="P394"><text:tab/><text:tab/><text:tab/><text:tab/>bom</text:p>
      <text:p text:style-name="P395"><text:tab/><text:tab/><text:tab/><text:tab/>precário</text:p>
      <text:p text:style-name="P396"><text:tab/><text:tab/><text:tab/><text:tab/>em arruinamento</text:p>
      <text:p text:style-name="P397"><text:tab/><text:tab/><text:tab/><text:tab/>arruinado</text:p>
      <text:p text:style-name="P398"/>
      <text:p text:style-name="P399"><text:tab/><text:tab/>6.2 Notas Estado de Conservação</text:p>
      <text:p text:style-name="P400"><text:tab/><text:tab/><text:tab/><text:tab/>Campo Editável do tipo CLOB</text:p>
      <text:p text:style-name="P401"/>
      <text:p text:style-name="P402"/>
      <text:p text:style-name="P403"><text:tab/><text:tab/>6.3 Intervenção no bem</text:p>
      <text:p text:style-name="P404"><text:tab/><text:tab/><text:tab/>Tipo checkbox<text:tab/>Sim – Não</text:p>
      <text:p text:style-name="P405"><text:tab/><text:tab/><text:tab/>Somente se o usuário escolher sim, os campos abaixo devem ser liberados para edição</text:p>
      <text:p text:style-name="P406"/>
      <text:p text:style-name="P407"><text:tab/><text:tab/><text:tab/><text:tab/></text:p>
      <text:p text:style-name="P408"><text:s text:c="5"/><text:tab/>Data da intervenção</text:p>
      <text:p text:style-name="P409"><text:s/><text:tab/><text:tab/>Campo editável</text:p>
      <text:p text:style-name="P410"><text:s/><text:tab/></text:p>
      <text:soft-page-break/>
      <text:p text:style-name="P411"><text:s/><text:tab/>Responsável pela Intervenção</text:p>
      <text:p text:style-name="P412"><text:s/><text:tab/><text:tab/>Campo editável</text:p>
      <text:p text:style-name="P413"/>
      <text:p text:style-name="P414"><text:tab/>Descrição</text:p>
      <text:p text:style-name="P415"><text:tab/><text:tab/>Campo editável</text:p>
      <text:p text:style-name="P416"><text:tab/></text:p>
      <text:p text:style-name="P417"><text:tab/>Opção para adicionar outra intervenção, caso haja mais de uma.</text:p>
      <text:p text:style-name="P418"/>
      <text:p text:style-name="P419">7. Condições de disponibilidade, uso e proteção</text:p>
      <text:p text:style-name="P420"/>
      <text:p text:style-name="P421">Disponibilidade:</text:p>
      <text:p text:style-name="P422">Lista em ordem alfabética com as opções abaixo</text:p>
      <text:p text:style-name="P423"><text:tab/><text:tab/>Acervo (Estante, Reserva Técnica, etc);</text:p>
      <text:p text:style-name="P424"><text:tab/><text:tab/>Evento (Exposição, Feira, etc);</text:p>
      <text:p text:style-name="P425"><text:tab/><text:tab/>Exposição Permanente</text:p>
      <text:p text:style-name="P426"><text:tab/><text:tab/>Empréstimo</text:p>
      <text:p text:style-name="P427"><text:tab/><text:tab/>Restauro (Encadernação, Pequenos Consertos, etc).</text:p>
      <text:p text:style-name="P428"><text:tab/><text:tab/>Baixa do Patrimônio</text:p>
      <text:p text:style-name="P429"><text:tab/></text:p>
      <text:p text:style-name="P430"><text:tab/><text:s/>Se opção no campo Disponibilidade for ''Acervo'', liberar essa opção para preenchimento</text:p>
      <text:p text:style-name="P431"><text:tab/>Condições de Acesso:</text:p>
      <text:p text:style-name="P432"><text:tab/>Tipo Checkbox<text:tab/></text:p>
      <text:p text:style-name="P433"><text:tab/><text:tab/>Livre</text:p>
      <text:p text:style-name="P434"><text:tab/><text:s text:c="2"/><text:tab/>Sob Consulta</text:p>
      <text:p text:style-name="P435"/>
      <text:p text:style-name="P436">Se opção no campo Disponibilidade for diferente de “Acervo” e “Baixa do Patrimônio”, liberar essa opção para preenchimento</text:p>
      <text:p text:style-name="P437">Data de Retorno:</text:p>
      <text:p text:style-name="P438"><text:tab/>Campo editável</text:p>
      <text:p text:style-name="P439"><text:tab/></text:p>
      <text:p text:style-name="P440"><text:tab/>Condições de Reprodução:</text:p>
      <text:p text:style-name="P441"><text:tab/>Tipo Checkbox<text:tab/></text:p>
      <text:p text:style-name="P442"><text:tab/><text:tab/>Não</text:p>
      <text:p text:style-name="P443"><text:tab/><text:s text:c="2"/><text:tab/>Sob Consulta</text:p>
      <text:p text:style-name="P444"><text:tab/></text:p>
      <text:p text:style-name="P445"><text:tab/>Notas sobre Uso e Aproveitamento</text:p>
      <text:p text:style-name="P446"><text:tab/><text:tab/>Campo Editável do tipo<text:s/>CLOB</text:p>
      <text:p text:style-name="P447"/>
      <text:p text:style-name="P448"/>
      <text:p text:style-name="P449"><text:tab/>Proteção:</text:p>
      <text:p text:style-name="P450"><text:tab/>Tipo Checkbox<text:tab/></text:p>
      <text:p text:style-name="P451"><text:tab/><text:tab/>Sim</text:p>
      <text:p text:style-name="P452"><text:tab/><text:tab/>Não</text:p>
      <text:p text:style-name="P453"><text:tab/><text:s text:c="2"/><text:tab/>Em Processo</text:p>
      <text:p text:style-name="P454"/>
      <text:p text:style-name="P455"><text:tab/><text:tab/>Caso a opção seja ''Não'', não mostrar os campos abaixo</text:p>
      <text:p text:style-name="P456"><text:tab/><text:tab/>Instituição:</text:p>
      <text:p text:style-name="P457"><text:tab/><text:tab/><text:tab/>Campo Editável</text:p>
      <text:p text:style-name="P458"><text:tab/></text:p>
      <text:p text:style-name="P459"><text:tab/><text:tab/>Legislação/Número do Processo:</text:p>
      <text:p text:style-name="P460"><text:tab/><text:tab/><text:tab/>Campo Editável</text:p>
      <text:p text:style-name="P461"/>
      <text:p text:style-name="P462"/>
      <text:p text:style-name="P463">8. Histórico e Procedência</text:p>
      <text:p text:style-name="P464"/>
      <text:p text:style-name="P465">Tipo de Aquisição:</text:p>
      <text:p text:style-name="P466">Lista em ordem alfabética com as opções abaixo</text:p>
      <text:p text:style-name="P467">Compra</text:p>
      <text:p text:style-name="P468"><text:tab/><text:tab/>Permuta</text:p>
      <text:p text:style-name="P469"><text:tab/><text:tab/>Doação Institucional</text:p>
      <text:p text:style-name="P470"><text:tab/><text:tab/>Doação Pessoal</text:p>
      <text:p text:style-name="P471"><text:tab/><text:tab/>Comodato</text:p>
      <text:p text:style-name="P472"/>
      <text:p text:style-name="P473"/>
      <text:p text:style-name="P474">Valor Venal da Época da Transação:</text:p>
      <text:p text:style-name="P475"><text:s/><text:tab/>Campo editável</text:p>
      <text:p text:style-name="P476"/>
      <text:p text:style-name="P477">Dados do Documento de Aquisição:</text:p>
      <text:p text:style-name="P478"><text:tab/>Campo Editável do tipo CLOB</text:p>
      <text:p text:style-name="P479"/>
      <text:p text:style-name="P480">Primeiro Proprietário</text:p>
      <text:p text:style-name="P481"><text:tab/>Campo editável</text:p>
      <text:p text:style-name="P482"/>
      <text:p text:style-name="P483">Histórico</text:p>
      <text:p text:style-name="P484"><text:tab/><text:s/>Campo Editável do tipo CLOB</text:p>
      <text:p text:style-name="P485"/>
      <text:p text:style-name="P486">Instrimentos de Pesquisa</text:p>
      <text:p text:style-name="P487"><text:tab/>Campo Editável do tipo CLOB</text:p>
      <text:p text:style-name="P488"/>
      <text:p text:style-name="P489"/>
      <text:p text:style-name="P490"/>
      <text:p text:style-name="P491">9. Assuntos e Descritores</text:p>
      <text:p text:style-name="P492"/>
      <text:p text:style-name="P493">9.1<text:tab/>Descritor</text:p>
      <text:p text:style-name="P494">Campo editável com a seguinte Descrição antes de ser preenchido</text:p>
      <text:p text:style-name="P495"><text:s/>Descrição: '' Termos controlados,<text:s/>retirados de um vocabulário pré-definido, que traduzem o conteúdo temático do bem patrimonial. Limite de 5 palavras chave''</text:p>
      <text:p text:style-name="P496"/>
      <text:p text:style-name="P497">Limitar até cinco palavra chave para cada bem patrimonial.</text:p>
      <text:p text:style-name="P498"/>
      <text:p text:style-name="P499">9.2<text:tab/>Assunto</text:p>
      <text:p text:style-name="P500">Campo editável com a seguinte Descrição antes de ser preenchido</text:p>
      <text:p text:style-name="P501">Descrição: palavras-chave que traduzem o conteúdo temático do bem patrimonial</text:p>
      <text:p text:style-name="P502"/>
      <text:p text:style-name="P503"/>
      <text:p text:style-name="P504">10. Fonte de Informação</text:p>
      <text:p text:style-name="P505"/>
      <text:p text:style-name="P506"><text:tab/><text:tab/>Campo Editável do tipo CLOB e com opção de abrir novos campos para mais de uma fonte.</text:p>
      <text:p text:style-name="P507"/>
      <text:p text:style-name="P508">11. Responsável pela Pesquisa</text:p>
      <text:p text:style-name="P509"/>
      <text:p text:style-name="P510"><text:tab/>Campo Editável do tipo CLOB, com opção de adiconar mais de um responsável pela pesquisa</text:p>
      <text:p text:style-name="P511"/>
      <text:p text:style-name="P512">12.1<text:tab/>Nome</text:p>
      <text:p text:style-name="P513">12.2<text:tab/>Data</text:p>
      <text:p text:style-name="P514">12.3<text:tab/>Notas do Pesquisador</text:p>
      <text:p text:style-name="P515"><text:span text:style-name="T516"><text:tab/></text:span></text:p>
      <text:p text:style-name="P5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5LVL1" style:family="text">
      <style:text-properties fo:font-size="10pt" style:font-size-asian="10pt" style:font-size-complex="10pt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text:style-name="WW_CharLFO15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bullet text:level="1" text:style-name="WW_CharLFO1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Diego Meyer</meta:initial-creator>
    <dc:creator>Diego Meyer</dc:creator>
    <meta:creation-date>2010-06-10T16:16:00Z</meta:creation-date>
    <dc:date>2015-09-22T00:33:00Z</dc:date>
    <meta:template xlink:href="Normal" xlink:type="simple"/>
    <meta:editing-cycles>1</meta:editing-cycles>
    <meta:editing-duration>PT30060S</meta:editing-duration>
    <meta:document-statistic meta:page-count="9" meta:paragraph-count="30" meta:word-count="2398" meta:character-count="15319" meta:row-count="107" meta:non-whitespace-character-count="12951"/>
  </office:meta>
</office:document-meta>
</file>